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text-underline-style="none" fo:font-weight="bold" style:font-weight-asian="bold" style:font-weight-complex="bold"/>
    </style:style>
    <style:style style:name="P5" style:family="paragraph" style:parent-style-name="Standard">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list-style-name="L1">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start" style:justify-single-word="false"/>
      <style:text-properties style:text-underline-style="none"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r große IG – IMPERIVM ROMANVM Anschaffungsratgeber</text:p>
      <text:p text:style-name="P1"/>
      <text:p text:style-name="P2">Salvete Rekruten und Neueinsteiger. Hier befindet sich der von unserer Gruppe erarbeitete bebilderte Anschaffungsratgeber. Viele die Neu ins Hobbie kommen sind erstmal anhand der puren Möglichkeiten wie erschlagen, gerade was das römische Reenactment angeht gibt es dank Funden, Reliefdarstellungen und guten Aufzeichnungen eine riesige Vielfalt an Reproduktionen und Dingen die man sich zulegen oder am besten selber machen kann. Neben weiteren Hilfen die wir auf unserer Seite anbieten wie Schnittmuster oder Bauanleitungen ist jedoch ebenso die Qualität und Verarbeitung der Dinge die man käuflich erwerben kann sehr wichtig, und unterliegt großen Unterschieden. Gerade dafür ist aber auch unsere Gruppe da, die passenden Kompetenzen zu vermitteln, sei es ein Mitglied der etwas günstig abgeben kann, weil er es mittlerweile doppelt hat, sei es eine begabte Schneiderin die für wenig Geld entsprechende Kleidung herstellen kann, oder auch nur die richtigen Links die einem zu dem Produkt führen bei dem unsere Gruppe aus Erfahrung sagen kann das es sich lohnt dies zu erwerben und was beachtet werden muß. </text:p>
      <text:p text:style-name="P2"/>
      <text:p text:style-name="P2">Ebensowichtig ist jedoch auch die Reihenfolge der Anschaffungen. Aufgrund schöner glänzender Helme oder verzierter Schwerter ist man schnell dazu geneigt sich diese prägnanten Dinge zuerst zuzulegen, manchmal sogar mehrere davon, und merkt dann in der endgültigen Darstellung, oder im Lagerleben, das noch so einiges Wichtiges fehlt. Darum haben wir diesen Anschaffungsratgeber zusammengestellt um eine mögliche Reihenfolge der Anschaffungen zu empfehlen, wie es aus unserer Erfahrung am meisten Sinn ergibt:</text:p>
      <text:p text:style-name="P2"/>
      <text:p text:style-name="P2"/>
      <text:list xml:id="list5619162665385418748" text:style-name="L1">
        <text:list-item>
          <text:p text:style-name="P6">Grundkleidung</text:p>
        </text:list-item>
      </text:list>
      <text:p text:style-name="P5"/>
      <text:p text:style-name="P4">Winter / Sommer Tunika + Ersatz</text:p>
      <text:p text:style-name="P5">Für den Sommer aus Leinen, für den Winter aus kuscheliger Wolle oder Walkloden, entsprechende Schnittmuster sind auch auf unserer Seite zu finden. Für Mitglieder steht die Möglichkeit offen nur zum Materialpreis auf Maß anfertigen zu lassen.</text:p>
      <text:p text:style-name="P5"/>
      <text:p text:style-name="P4">Hose (Feminalia / Bracae)</text:p>
      <text:p text:style-name="P5">Zu unserer dargestellten Zeit schon ein übliches Kleidungsstück, gerade nördlich der Alpen. Auch hier besteht innerhalb der Gruppe die Möglichkeit zum Materialpreis entsprechende Ware zu bekommen. Vorzugsweise eignen sich dunkle ruhige Farben oder Erdtöne.</text:p>
      <text:p text:style-name="P5"/>
      <text:p text:style-name="P4">Halstuch (Focale)</text:p>
      <text:p text:style-name="P5">Ob aus Leinen oder warmer Wolle, je nach Vorliebe, hält warm und schützt den Hals vor der Rüstung.</text:p>
      <text:p text:style-name="P5"/>
      <text:p text:style-name="P4">Schuhe</text:p>
      <text:p text:style-name="P4">(Caligae)</text:p>
      <text:p text:style-name="P5">Der typischste römische Schuh, der offene Marsch-Stiefel, besonders geeignet für den Sommer. Verhindert Käsefüße und kann im Notfall auch mit dicken Socken getragen werden falls es mal kälter wird.</text:p>
      <text:p text:style-name="P4">(Calcei)</text:p>
      <text:p text:style-name="P5">Der geschlossene Marsch-Stiefel, der Calceus, ebenso benagelt wie die Caligae, jedoch besser geeignet für germanisches Wetter.</text:p>
      <text:p text:style-name="P5"/>
      <text:p text:style-name="P4">Gürtel (Cingulum)</text:p>
      <text:p text:style-name="P5">Ohne ihn wäre jede Tunika ein Kleid, kein Legionär geht ohne Ihn aus dem Haus, auch hier Auchtung vor Qualitativen Unterschieden bei den käuflich zu erwerbenden Repliken, am besten lässt man sich hier von uns beraten. Ohne die Beschlagenen Lederstreifen Vorne wäre es ein <text:soft-page-break/>normaler Balteus.</text:p>
      <text:p text:style-name="P5"/>
      <text:p text:style-name="P4">Socken (Tibialia/Udones)</text:p>
      <text:p text:style-name="P5">Ob aus Filz oder Wolle, ob in der Caligae, im Calceus oder als Art Pantoffel, ideal für Winter und Herbs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
      <text:list xml:id="list35561615" text:continue-numbering="true" text:style-name="L1">
        <text:list-item>
          <text:p text:style-name="P6"><text:s text:c="2"/>Rüstung und Lagerleben</text:p>
        </text:list-item>
      </text:list>
      <text:p text:style-name="P5"/>
      <text:p text:style-name="P4">Unterrüstung (Subarmalis)</text:p>
      <text:p text:style-name="P5">Keine Rüstung sollte ohne die entsprechende Unterrüstung (Wie der lat. Name schon sagt) getragen werden. Sie entlastet die Schultern und kann im Winter auch ohne Rüstung als eine Art gepolsterte Weste getragen werden. Pteryges aus Leder oder Stoff an Ärmel und Hüfte können für zusätzlichen Schutz vor Abrieb vor der Rüstung sorgen.</text:p>
      <text:p text:style-name="P5"/>
      <text:p text:style-name="P4">Schwert (Gladius)</text:p>
      <text:p text:style-name="P5">Das römische Kurzschwert, oder der Bienenstachel der Legion, es gibt verschiedene Modelle und Qualitäten. Wer etwas damit auch aktiv machen möchte (Kampfübungen, Schlachtennachstellungen) sollte auch am Anfang ein Paar Euro mehr für ein Modell aus Schaukampffähigem Federstahl investieren.</text:p>
      <text:p text:style-name="P5"/>
      <text:p text:style-name="P4">Dolch (Pugio)</text:p>
      <text:p text:style-name="P5">Für den Legionär das Allzweckmesser und zugleich die Not-Waffe. Für den modernen Reenactor Bieröffner und Deko, da man aus Gesetzlichen Gründen die Schneiden nicht scharf machen sollte.</text:p>
      <text:p text:style-name="P5"/>
      <text:p text:style-name="P4">Helm (Cassis)</text:p>
      <text:p text:style-name="P5">Nicht nur Obelix sammelte gerne Helme, moderne Römer Fans haben meist die gleiche Angewohnheit. Bei der großen Auswahl ist bei fast jeder Epoche mindestens einer dabei der einem passen sollte. Bevor man wahllos kauft, sollte man bei befreundeten Legionären einfach mal die Helme und deren Größe ausprobieren.</text:p>
      <text:p text:style-name="P5"/>
      <text:p text:style-name="P4">Rüstung (Lorica Segmentata/Hamata/Squamata)</text:p>
      <text:p text:style-name="P5">150n.Chr. Hat man eine fantastische Auswahl an Rüstungen. Die zu dieser Zeit unter Legionären verbreiteste Variante ist die Segmentata aus Stahlplatten/Segmenten. Eine Kettenrüstung wie die Hamata ist für Legionäre wie Auxiliare ebenso kein Problem. Gerade für besondere Ränge eignet sich allerdings auch die Schuppenpanzerrüstung, die <text:s/>Squamata sehr gut.</text:p>
      <text:p text:style-name="P5"/>
      <text:p text:style-name="P4">Schild (Scutum)</text:p>
      <text:p text:style-name="P5">Für den Legionären das klassische eckige Scutum, für besondere Aufgaben/Ränge oder für Auxiliare das Ovale Scutum, oder sogar das runde Parma.</text:p>
      <text:p text:style-name="P5"/>
      <text:p text:style-name="P4">Speiße-Utensilien (Vasaorum)</text:p>
      <text:p text:style-name="P5">Was am Anfang problemlos aus dem Magazin der Gruppe verliehen werden kann, darf mit der Zeit gerne individuell angeschafft werden, damit jeder sein eigenes Lieblings-Becherchen, Tellerchen, Messerchen ... etc hat.</text:p>
      <text:p text:style-name="P5"/>
      <text:p text:style-name="P4">Armstulpen/Wickel (Brachii)</text:p>
      <text:p text:style-name="P5">Auf Abbildungen nicht gezeigt und da aus Leder oder Stoff auch spärlich in der Fundlage, hat sich unsere Gruppe jedoch trotzdem durch Autodidaktik zu dieser Ausrüstung entschieden. Wer ein Paar Übungskämpfe oder Formationen durch hat, wird schnell merken das die modernste Armee der Antike wohl eher weniger mit nackten Ärmchen in den Kampf zog, da man schnell Wunden, besonders an der Schwerthand erleiden kann. Wer sich noch keine eiserne Manica leisten kann, sollte sich an der Schwert- wie auch an der Schildhand mit Leder oder Stoff behelfen.</text:p>
      <text:p text:style-name="P5"/>
      <text:p text:style-name="P5"/>
      <text:p text:style-name="P5"/>
      <text:p text:style-name="P5"/>
      <text:p text:style-name="P5"><text:soft-page-break/></text:p>
      <text:p text:style-name="P5"/>
      <text:p text:style-name="P2"/>
      <text:list xml:id="list35543845" text:continue-numbering="true" text:style-name="L1">
        <text:list-item>
          <text:p text:style-name="P6"><text:s text:c="4"/>Zusätzliche Rüstung und Ausrüstung </text:p>
        </text:list-item>
      </text:list>
      <text:p text:style-name="P5"/>
      <text:p text:style-name="P4">Umhang/Mantel (Paenula)</text:p>
      <text:p text:style-name="P5">Der Römische Mantel, entweder doppelt genommen und eckig, oder Halbkreisförmig mit Kapuze, verschiedene Schnitte und Materialien sind möglich. Wie auch beim Rest empfiehlt sich entweder ein typisches "Mars"-Rot oder gedämpfte Farben, wie ein dunkles Blau, Grau oder Braun. Wird mit einer kräftigen Fibel um den Hals und die Schultern getragen.</text:p>
      <text:p text:style-name="P5"/>
      <text:p text:style-name="P4">Beinschienen (Ocrae)</text:p>
      <text:p text:style-name="P5">Entweder der Gegner schafft es unter dem Scutum hindurch ans Schienbein, oder das Scutum selbst knallt einem dagegen, wer da Abhilfe schaffen und seine Darstellung etwas aufwerten will darf zu einer oder zwei römischen Beinschienen greifen. Falls nur Eine, wird diese an das vorgestellte linke Bein befestigt.</text:p>
      <text:p text:style-name="P5"/>
      <text:p text:style-name="P4">Armschutz (Manica)</text:p>
      <text:p text:style-name="P5">Wer dem Schwertarm was besonders Gutes tun will hat in unserer Epoche die Möglichkeit mittels Manica, entweder aus Messing oder Stahl, als eine Art Verlängerung der Segmentata den Arm der zum Angriff vor das schützende Schild schnellt zu panzern. Wer zusätzlich die Faust schützen will der erweitert seine Manica mit einem gepanzerten Fäustling, dem Caestus.</text:p>
      <text:p text:style-name="P5"/>
      <text:p text:style-name="P5"/>
      <text:p text:style-name="P4">Wadenwickel (Puttee)</text:p>
      <text:p text:style-name="P5">Da römische Hosen meist nur dreiviertel Hosen sind, und bis unters Knie gehen, kann man mit ein Paar schönen Wadenwickel und entsprechenden Fibeln zum Befestigen die Beine warm halten.</text:p>
      <text:p text:style-name="P5"/>
      <text:p text:style-name="P4">Kleinkram und Gegenstände</text:p>
      <text:p text:style-name="P5">Römer lieben Kram, egal ob Beutel, Trinkflasche (Laguncula), Wachstafel (Tabula Cerata), Siegelring, beschlagene Truhen und Kästchen, Sesterze, Messerchen etc...</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7M28S</meta:editing-duration>
    <meta:editing-cycles>5</meta:editing-cycles>
    <meta:generator>OpenOffice/4.1.5$Win32 OpenOffice.org_project/415m1$Build-9789</meta:generator>
    <dc:date>2020-04-03T15:33:29.36</dc:date>
    <dc:creator>Nicolas Metellus</dc:creator>
    <meta:document-statistic meta:table-count="0" meta:image-count="0" meta:object-count="0" meta:page-count="4" meta:paragraph-count="47" meta:word-count="1048" meta:character-count="7218"/>
    <meta:user-defined meta:name="Info 1"/>
    <meta:user-defined meta:name="Info 2"/>
    <meta:user-defined meta:name="Info 3"/>
    <meta:user-defined meta:name="Info 4"/>
  </office:meta>
</office:document-meta>
</file>